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 fo:color="#00B0F0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color="#FFFFFF" fo:font-size="8pt" style:font-size-asian="8pt" style:font-size-complex="8pt"/>
    </style:style>
    <style:style style:name="P8" style:parent-style-name="Normal" style:family="paragraph">
      <style:text-properties fo:font-weight="bold" style:font-weight-asian="bold" style:font-weight-complex="bold" fo:color="#00B0F0"/>
    </style:style>
    <style:style style:name="P9" style:parent-style-name="Normal" style:family="paragraph">
      <style:text-properties fo:color="#FFFFFF" fo:font-size="8pt" style:font-size-asian="8pt" style:font-size-complex="8pt"/>
    </style:style>
    <style:style style:name="T10" style:parent-style-name="Policepardéfaut" style:family="text">
      <style:text-properties fo:color="#002B70"/>
    </style:style>
    <style:style style:name="P11" style:parent-style-name="Normal" style:family="paragraph">
      <style:text-properties fo:color="#FFFFFF" fo:font-size="8pt" style:font-size-asian="8pt" style:font-size-complex="8pt"/>
    </style:style>
    <style:style style:name="P12" style:parent-style-name="Normal" style:family="paragraph">
      <style:text-properties fo:font-weight="bold" style:font-weight-asian="bold" style:font-weight-complex="bold" fo:color="#00B0F0"/>
    </style:style>
    <style:style style:name="P13" style:parent-style-name="Normal" style:family="paragraph">
      <style:text-properties fo:font-weight="bold" style:font-weight-asian="bold" style:font-weight-complex="bold" fo:color="#00B0F0"/>
    </style:style>
    <style:style style:name="P14" style:parent-style-name="Normal" style:family="paragraph">
      <style:text-properties fo:color="#FFFFFF" fo:font-size="8pt" style:font-size-asian="8pt" style:font-size-complex="8pt"/>
    </style:style>
    <style:style style:name="P15" style:parent-style-name="Normal" style:family="paragraph">
      <style:text-properties fo:font-weight="bold" style:font-weight-asian="bold" style:font-weight-complex="bold" fo:color="#00B0F0"/>
    </style:style>
    <style:style style:name="P16" style:parent-style-name="Normal" style:family="paragraph">
      <style:text-properties fo:color="#FFFFFF" fo:font-size="8pt" style:font-size-asian="8pt" style:font-size-complex="8pt"/>
    </style:style>
    <style:style style:name="P17" style:parent-style-name="Normal" style:family="paragraph">
      <style:text-properties fo:color="#FFFFFF" fo:font-size="8pt" style:font-size-asian="8pt" style:font-size-complex="8pt"/>
    </style:style>
    <style:style style:name="P18" style:parent-style-name="Normal" style:family="paragraph">
      <style:text-properties fo:font-weight="bold" style:font-weight-asian="bold" style:font-weight-complex="bold" fo:color="#00B0F0"/>
    </style:style>
    <style:style style:name="T19" style:parent-style-name="Policepardéfaut" style:family="text">
      <style:text-properties fo:font-weight="bold" style:font-weight-asian="bold" style:font-weight-complex="bold" fo:color="#00B0F0"/>
    </style:style>
    <style:style style:name="T20" style:parent-style-name="Policepardéfaut" style:family="text">
      <style:text-properties fo:font-weight="bold" style:font-weight-asian="bold" style:font-weight-complex="bold" fo:color="#FF0000"/>
    </style:style>
    <style:style style:name="P21" style:parent-style-name="Normal" style:family="paragraph">
      <style:text-properties fo:color="#FFFFFF" fo:font-size="8pt" style:font-size-asian="8pt" style:font-size-complex="8pt"/>
    </style:style>
    <style:style style:name="P22" style:parent-style-name="Normal" style:family="paragraph">
      <style:text-properties fo:font-weight="bold" style:font-weight-asian="bold" style:font-weight-complex="bold" fo:color="#00B0F0"/>
    </style:style>
    <style:style style:name="P23" style:parent-style-name="Normal" style:family="paragraph">
      <style:text-properties fo:color="#FFFFFF" fo:font-size="8pt" style:font-size-asian="8pt" style:font-size-complex="8pt"/>
    </style:style>
    <style:style style:name="P24" style:parent-style-name="Normal" style:family="paragraph">
      <style:text-properties fo:color="#FFFFFF" fo:font-size="8pt" style:font-size-asian="8pt" style:font-size-complex="8pt"/>
    </style:style>
    <style:style style:name="P25" style:parent-style-name="Normal" style:family="paragraph">
      <style:text-properties fo:font-weight="bold" style:font-weight-asian="bold" style:font-weight-complex="bold" fo:color="#00B0F0"/>
    </style:style>
    <style:style style:family="graphic" style:name="a3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solid" draw:fill-color="#00b0f0" draw:opacity="100%" draw:stroke="none" style:horizontal-rel="page-content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e7e6e6" draw:opacity="100%" draw:stroke="none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solid" draw:fill-color="#00b0f0" draw:opacity="100%" draw:stroke="none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e7e6e6" draw:opacity="100%" draw:stroke="none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5.54628in" svg:y="-0.00139in" svg:width="1in" svg:height="0.14375in" draw:z-index="251748352" draw:id="id0" draw:style-name="a0" draw:name="Rectangle : coins arrondis 1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1.89885in" svg:y="-0.00205in" svg:width="4.86458in" svg:height="0.14375in" draw:z-index="251747328" draw:id="id1" draw:style-name="a1" draw:name="Rectangle : coins arrondis 1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DIAGRAMME DE GANTT</text:p>
      <text:p text:style-name="Normal"><draw:connector draw:type="line" svg:x1="6.65435in" svg:y1="0.38816in" svg:x2="6.59255in" svg:y2="5.55899in" draw:z-index="251746304" draw:id="id2" draw:style-name="a2" draw:name="Connecteur droit 13" text:anchor-type="paragraph"><svg:title/><svg:desc/></draw:connector><draw:connector draw:type="line" svg:x1="1.95163in" svg:y1="0.17194in" svg:x2="1.89885in" svg:y2="5.54972in" draw:z-index="251738112" draw:id="id3" draw:style-name="a3" draw:name="Connecteur droit 13" text:anchor-type="paragraph"><svg:title/><svg:desc/></draw:connector><draw:frame draw:z-index="251665408" draw:id="id4" draw:style-name="a4" draw:name="Zone de texte 3" text:anchor-type="paragraph" svg:x="6.17804in" svg:y="0.29752in" svg:width="0.72917in" svg:height="0.31528in" style:rel-width="scale" style:rel-height="scale"><draw:text-box><text:p text:style-name="P2">MARS</text:p></draw:text-box><svg:title/><svg:desc/></draw:frame><draw:frame draw:z-index="251663360" draw:id="id5" draw:style-name="a5" draw:name="Zone de texte 3" text:anchor-type="paragraph" svg:x="4.77271in" svg:y="0.27051in" svg:width="0.76528in" svg:height="0.30556in" style:rel-width="scale" style:rel-height="scale"><draw:text-box><text:p text:style-name="P3">FEVRIER</text:p></draw:text-box><svg:title/><svg:desc/></draw:frame></text:p>
      <text:p text:style-name="Normal"><draw:frame draw:z-index="251666432" draw:id="id6" draw:style-name="a6" draw:name="Zone de texte 4" text:anchor-type="paragraph" svg:x="-0.94799in" svg:y="0.39998in" svg:width="1.23403in" svg:height="0.47708in" style:rel-width="scale" style:rel-height="scale"><draw:text-box><text:p text:style-name="P4">Étude de l’existant<text:s/></text:p><text:p text:style-name="Normal"/></draw:text-box><svg:title/><svg:desc/></draw:frame><draw:connector draw:type="line" svg:x1="5.43191in" svg:y1="0.05289in" svg:x2="5.36107in" svg:y2="5.51192in" draw:z-index="251742208" draw:id="id7" draw:style-name="a7" draw:name="Connecteur droit 13" text:anchor-type="paragraph"><svg:title/><svg:desc/></draw:connector><draw:connector draw:type="line" svg:x1="0.2039in" svg:y1="0.01259in" svg:x2="0.1421in" svg:y2="5.26468in" draw:z-index="251744256" draw:id="id8" draw:style-name="a8" draw:name="Connecteur droit 13" text:anchor-type="paragraph"><svg:title/><svg:desc/></draw:connector><draw:connector draw:type="line" svg:x1="3.79846in" svg:y1="0.05764in" svg:x2="3.75471in" svg:y2="5.22847in" draw:z-index="251740160" draw:id="id9" draw:style-name="a9" draw:name="Connecteur droit 13" text:anchor-type="paragraph"><svg:title/><svg:desc/></draw:connector><draw:frame draw:z-index="251661312" draw:id="id10" draw:style-name="a10" draw:name="Zone de texte 3" text:anchor-type="paragraph" svg:x="3.1418in" svg:y="0.01207in" svg:width="0.81042in" svg:height="0.31458in" style:rel-width="scale" style:rel-height="scale"><draw:text-box><text:p text:style-name="P5">JANVIER</text:p></draw:text-box><svg:title/><svg:desc/></draw:frame><draw:frame draw:z-index="251659264" draw:id="id11" draw:style-name="a11" draw:name="Zone de texte 3" text:anchor-type="paragraph" svg:x="1.10505in" svg:y="0.01181in" svg:width="1.05347in" svg:height="0.28819in" style:rel-width="scale" style:rel-height="scale"><draw:text-box><text:p text:style-name="P6">DECEMBRE</text:p></draw:text-box><svg:title/><svg:desc/></draw:frame></text:p>
      <text:p text:style-name="Normal"><draw:frame draw:z-index="251718656" draw:id="id12" draw:style-name="a12" draw:name="Zone de texte 12" text:anchor-type="paragraph" svg:x="0.61057in" svg:y="0.1152in" svg:width="1.49444in" svg:height="0.25069in" style:rel-width="scale" style:rel-height="scale"><draw:text-box><text:p text:style-name="P7">20<text:s/>DECEMBRE<text:s/>-<text:s/>6 JANVIER</text:p></draw:text-box><svg:title/><svg:desc/></draw:frame><draw:custom-shape svg:x="0.69165in" svg:y="0.16926in" svg:width="1.41389in" svg:height="0.17014in" draw:z-index="251701248" draw:id="id13" draw:style-name="a13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6913in" svg:y="0.16926in" svg:width="6.51319in" svg:height="0.16111in" draw:z-index="251683840" draw:id="id14" draw:style-name="a14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668480" draw:id="id15" draw:style-name="a15" draw:name="Zone de texte 4" text:anchor-type="paragraph" svg:x="0in" svg:y="0.37928in" svg:width="1.26944in" svg:height="0.35069in" style:rel-width="scale" style:rel-height="scale"><draw:text-box><text:p text:style-name="P8">Fonctionnalité</text:p></draw:text-box><svg:title/><svg:desc/></draw:frame><draw:frame draw:z-index="251670528" draw:id="id16" draw:style-name="a16" draw:name="Zone de texte 4" text:anchor-type="paragraph" svg:x="0in" svg:y="0.22417in" svg:width="0.48542in" svg:height="0.17986in" style:rel-width="scale" style:rel-height="scale"><draw:text-box><text:p text:style-name="Normal"/></draw:text-box><svg:title/><svg:desc/></draw:frame></text:p>
      <text:p text:style-name="Normal"><draw:frame draw:z-index="251722752" draw:id="id17" draw:style-name="a17" draw:name="Zone de texte 12" text:anchor-type="paragraph" svg:x="2.08804in" svg:y="0.09381in" svg:width="0.94583in" svg:height="0.24306in" style:rel-width="scale" style:rel-height="scale"><draw:text-box><text:p text:style-name="P9">7 JANVIER – 12 JANVIER</text:p></draw:text-box><svg:title/><svg:desc/></draw:frame><text:span text:style-name="T10"><draw:custom-shape svg:x="2.07836in" svg:y="0.13821in" svg:width="1.20694in" svg:height="0.15208in" draw:z-index="251720704" draw:id="id18" draw:style-name="a18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draw:custom-shape svg:x="0.14414in" svg:y="0.12613in" svg:width="6.51319in" svg:height="0.16111in" draw:z-index="251685888" draw:id="id19" draw:style-name="a19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724800" draw:id="id20" draw:style-name="a20" draw:name="Zone de texte 12" text:anchor-type="paragraph" svg:x="2.23219in" svg:y="0.2768in" svg:width="1.35972in" svg:height="0.23403in" style:rel-width="scale" style:rel-height="scale"><draw:text-box><text:p text:style-name="P11">13 JANVIER – 20 JANVIER</text:p></draw:text-box><svg:title/><svg:desc/></draw:frame><draw:custom-shape svg:x="0.16175in" svg:y="0.31181in" svg:width="6.51319in" svg:height="0.16111in" draw:z-index="251687936" draw:id="id21" draw:style-name="a21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z-index="251671552" draw:id="id22" draw:style-name="a22" draw:name="Zone de texte 5" text:anchor-type="paragraph" svg:x="0.01736in" svg:y="3.07153in" svg:width="0.97292in" svg:height="0.35972in" style:rel-width="scale" style:rel-height="scale"><draw:text-box><text:p text:style-name="P12">Technologie<text:s/></text:p><text:p text:style-name="Normal"/></draw:text-box><svg:title/><svg:desc/></draw:frame></text:p>
      <text:p text:style-name="Normal"><draw:custom-shape svg:x="2.2952in" svg:y="0.00903in" svg:width="1.29722in" svg:height="0.15208in" draw:z-index="251705344" draw:id="id23" draw:style-name="a23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z-index="251673600" draw:id="id24" draw:style-name="a24" draw:name="Zone de texte 5" text:anchor-type="paragraph" svg:x="0.03542in" svg:y="3.48611in" svg:width="1.08056in" svg:height="0.47708in" style:rel-width="scale" style:rel-height="scale"><draw:text-box><text:p text:style-name="P13">Conception du Système<text:s/></text:p><text:p text:style-name="Normal"><text:s/></text:p><text:p text:style-name="Normal"/></draw:text-box><svg:title/><svg:desc/></draw:frame></text:p>
      <text:p text:style-name="Normal"><draw:frame draw:z-index="251726848" draw:id="id25" draw:style-name="a25" draw:name="Zone de texte 12" text:anchor-type="paragraph" svg:x="3.20516in" svg:y="0.10225in" svg:width="1.40486in" svg:height="0.24306in" style:rel-width="scale" style:rel-height="scale"><draw:text-box><text:p text:style-name="P14">21 JANVIER –<text:s/>10<text:s/>FEVRIER</text:p></draw:text-box><svg:title/><svg:desc/></draw:frame><draw:custom-shape svg:x="3.20516in" svg:y="0.15631in" svg:width="1.74722in" svg:height="0.16111in" draw:z-index="251707392" draw:id="id26" draw:style-name="a26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6064in" svg:y="0.15839in" svg:width="6.51319in" svg:height="0.16111in" draw:z-index="251689984" draw:id="id27" draw:style-name="a27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675648" draw:id="id28" draw:style-name="a28" draw:name="Zone de texte 5" text:anchor-type="paragraph" svg:x="0.00833in" svg:y="3.96389in" svg:width="1.23403in" svg:height="0.47708in" style:rel-width="scale" style:rel-height="scale"><draw:text-box><text:p text:style-name="P15">Conception des maquettes<text:s/></text:p><text:p text:style-name="Normal"><text:s/></text:p><text:p text:style-name="Normal"/></draw:text-box><svg:title/><svg:desc/></draw:frame></text:p>
      <text:p text:style-name="Normal"><draw:frame draw:z-index="251728896" draw:id="id29" draw:style-name="a29" draw:name="Zone de texte 12" text:anchor-type="paragraph" svg:x="3.87183in" svg:y="0.05452in" svg:width="1.35972in" svg:height="0.27778in" style:rel-width="scale" style:rel-height="scale"><draw:text-box><text:p text:style-name="P16">04 FEVRIER – 15 FEVRIER</text:p></draw:text-box><svg:title/><svg:desc/></draw:frame><draw:custom-shape svg:x="3.90719in" svg:y="0.10831in" svg:width="1.38681in" svg:height="0.17847in" draw:z-index="251709440" draw:id="id30" draw:style-name="a30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6216in" svg:y="0.10811in" svg:width="6.51319in" svg:height="0.16111in" draw:z-index="251692032" draw:id="id31" draw:style-name="a31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730944" draw:id="id32" draw:style-name="a32" draw:name="Zone de texte 12" text:anchor-type="paragraph" svg:x="2.28624in" svg:y="0.28256in" svg:width="1.35069in" svg:height="0.25139in" style:rel-width="scale" style:rel-height="scale"><draw:text-box><text:p text:style-name="P17">10 JANVIER – 20 JANVIER</text:p></draw:text-box><svg:title/><svg:desc/></draw:frame><draw:frame draw:z-index="251677696" draw:id="id33" draw:style-name="a33" draw:name="Zone de texte 5" text:anchor-type="paragraph" svg:x="0.01111in" svg:y="4.6125in" svg:width="0.97292in" svg:height="0.47639in" style:rel-width="scale" style:rel-height="scale"><draw:text-box><text:p text:style-name="P18">Installation des outils</text:p><text:p text:style-name="Normal"/></draw:text-box><svg:title/><svg:desc/></draw:frame></text:p>
      <text:p text:style-name="Normal"><draw:custom-shape svg:x="2.27723in" svg:y="0.0061in" svg:width="1.31458in" svg:height="0.14375in" draw:z-index="251711488" draw:id="id34" draw:style-name="a34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3461in" svg:y="0.00831in" svg:width="6.51319in" svg:height="0.16111in" draw:z-index="251694080" draw:id="id35" draw:style-name="a35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679744" draw:id="id36" draw:style-name="a36" draw:name="Zone de texte 5" text:anchor-type="paragraph" svg:x="-0.05347in" svg:y="5.24306in" svg:width="1.32222in" svg:height="0.52222in" style:rel-width="scale" style:rel-height="scale"><draw:text-box><text:p text:style-name="Normal"><text:span text:style-name="T19">Implémentation</text:span><text:span text:style-name="T20"><text:s/></text:span></text:p><text:p text:style-name="Normal"/></draw:text-box><svg:title/><svg:desc/></draw:frame><draw:frame draw:z-index="251732992" draw:id="id37" draw:style-name="a37" draw:name="Zone de texte 12" text:anchor-type="paragraph" svg:x="4.475in" svg:y="0.225in" svg:width="1.37778in" svg:height="0.26111in" style:rel-width="scale" style:rel-height="scale"><draw:text-box><text:p text:style-name="P21">17 FEVRIER – 03 MARS</text:p></draw:text-box><svg:title/><svg:desc/></draw:frame><draw:custom-shape svg:x="4.34028in" svg:y="0.27014in" svg:width="1.37778in" svg:height="0.17986in" draw:z-index="251713536" draw:id="id38" draw:style-name="a38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4414in" svg:y="0.26676in" svg:width="6.51319in" svg:height="0.16111in" draw:z-index="251696128" draw:id="id39" draw:style-name="a39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681792" draw:id="id40" draw:style-name="a40" draw:name="Zone de texte 5" text:anchor-type="paragraph" svg:x="0.08333in" svg:y="5.70208in" svg:width="0.90069in" svg:height="0.46806in" style:rel-width="scale" style:rel-height="scale"><draw:text-box><text:p text:style-name="P22">Test et correction<text:s/></text:p><text:p text:style-name="Normal"/></draw:text-box><svg:title/><svg:desc/></draw:frame></text:p>
      <text:p text:style-name="Normal"><draw:frame draw:z-index="251735040" draw:id="id41" draw:style-name="a41" draw:name="Zone de texte 12" text:anchor-type="paragraph" svg:x="5.43039in" svg:y="0.22245in" svg:width="1.15278in" svg:height="0.27778in" style:rel-width="scale" style:rel-height="scale"><draw:text-box><text:p text:style-name="P23">04 MARS – 08 MARS</text:p></draw:text-box><svg:title/><svg:desc/></draw:frame><draw:custom-shape svg:x="5.39386in" svg:y="0.25in" svg:width="1.21597in" svg:height="0.1875in" draw:z-index="251715584" draw:id="id42" draw:style-name="a42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1712in" svg:y="0.27646in" svg:width="6.51319in" svg:height="0.16111in" draw:z-index="251698176" draw:id="id43" draw:style-name="a43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737088" draw:id="id44" draw:style-name="a44" draw:name="Zone de texte 12" text:anchor-type="paragraph" svg:x="4.61957in" svg:y="0.58562in" svg:width="1.27014in" svg:height="0.26111in" style:rel-width="scale" style:rel-height="scale"><draw:text-box><text:p text:style-name="P24">10 FEVRIER – 20 MARS</text:p></draw:text-box><svg:title/><svg:desc/></draw:frame><draw:custom-shape svg:x="4.61057in" svg:y="0.62166in" svg:width="1.21597in" svg:height="0.17014in" draw:z-index="251717632" draw:id="id45" draw:style-name="a45" draw:name="Rectangle : coins arrondis 1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3514in" svg:y="0.62162in" svg:width="6.51319in" svg:height="0.16111in" draw:z-index="251700224" draw:id="id46" draw:style-name="a46" draw:name="Rectangle : coins arrondis 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frame draw:z-index="251682816" draw:id="id47" draw:style-name="a47" draw:name="Zone de texte 6" text:anchor-type="paragraph" svg:x="-0.92096in" svg:y="0.39643in" svg:width="1.01736in" svg:height="0.54931in" style:rel-width="scale" style:rel-height="scale"><draw:text-box><text:p text:style-name="P25">Rédaction du support<text:s/>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ice KALMOGO</meta:initial-creator>
    <dc:creator>patrice KALMOGO</dc:creator>
    <meta:creation-date>2024-03-15T20:30:00Z</meta:creation-date>
    <dc:date>2024-03-15T22:54:00Z</dc:date>
    <meta:template xlink:href="Normal" xlink:type="simple"/>
    <meta:editing-cycles>1</meta:editing-cycles>
    <meta:editing-duration>PT8640S</meta:editing-duration>
    <meta:document-statistic meta:page-count="1" meta:paragraph-count="1" meta:word-count="12" meta:character-count="82" meta:row-count="1" meta:non-whitespace-character-count="71"/>
  </office:meta>
</office:document-meta>
</file>